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5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Umschlag vorne, auß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astelseit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schlag vorne, i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arum CrossWalk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le Glieder, ein Leib</text:p>
          </table:table-cell>
          <table:table-cell office:value-type="string" calcext:value-type="string">
            <text:p>Bilder für die Gemein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erkzeug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rkzeuge zum Puzzeln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sere Gemeinde</text:p>
          </table:table-cell>
          <table:table-cell office:value-type="string" calcext:value-type="string">
            <text:p>Ein typischer Gottesdien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 Woche und der Sonntag</text:p>
          </table:table-cell>
          <table:table-cell office:value-type="string" calcext:value-type="string">
            <text:p>Kirchenjahreskrei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Kirchenjahreskreis Ausschnitt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vent und Weihnachten</text:p>
          </table:table-cell>
          <table:table-cell office:value-type="string" calcext:value-type="string">
            <text:p>Weil Jesus bald Geburtstag ha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assions- und Osterbil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immelfahrt und Pfingsten</text:p>
          </table:table-cell>
          <table:table-cell office:value-type="string" calcext:value-type="string">
            <text:p>Sprachen der Wel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Kirchenfenster</text:p>
          </table:table-cell>
          <table:table-cell office:value-type="string" calcext:value-type="string">
            <text:p>Männchenkett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rntedank und Reformationsfest</text:p>
          </table:table-cell>
          <table:table-cell office:value-type="string" calcext:value-type="string">
            <text:p>Dor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Tischgebetswürfel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in F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aufe</text:p>
          </table:table-cell>
          <table:table-cell office:value-type="string" calcext:value-type="string">
            <text:p>Eintauchen ins neue Leben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ah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bendmahl bei Jesus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bendmahl bei Jesus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as große Festmahl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ldnachweise</text:p>
          </table:table-cell>
          <table:table-cell office:value-type="string" calcext:value-type="string">
            <text:p>Umschlag hinten, in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mschlag hinten, auß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ejaVu Sans" style:font-family-asian="'DejaVu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T00:00:03.4850756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meta:creation-date>2014-01-02T13:28:41.748855578</meta:creation-date>
    <meta:generator>LibreOffice/4.1.3.2$Linux_X86_64 LibreOffice_project/410m0$Build-2</meta:generator>
    <dc:date>2014-01-06T15:27:47.017535500</dc:date>
    <dc:creator>Christoph Fischer</dc:creator>
    <meta:editing-duration>PT45M38S</meta:editing-duration>
    <meta:editing-cycles>6</meta:editing-cycles>
    <meta:document-statistic meta:table-count="1" meta:cell-count="61" meta:object-count="0"/>
  </office:meta>
</office:document-meta>
</file>